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Calibri" fo:font-size="11pt" fo:language="none" fo:country="none" style:font-name-asian="Calibri" style:font-size-asian="11pt" style:font-name-complex="Calibri" style:font-size-complex="11pt"/>
    </style:style>
    <style:style style:name="P3" style:family="paragraph" style:parent-style-name="Standard" style:list-style-name="L1">
      <style:text-properties fo:background-color="#ffff00"/>
    </style:style>
    <style:style style:name="P4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1pt" fo:language="none" fo:country="none" style:font-name-asian="Calibri" style:font-size-asian="11pt" style:font-name-complex="Calibri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remarks diapo :</text:p>
      <text:list xml:id="list7200015314338882649" text:style-name="L1">
        <text:list-item>
          <text:p text:style-name="P1">put the number of the slide</text:p>
        </text:list-item>
        <text:list-item>
          <text:p text:style-name="P1">Put wallpaper</text:p>
        </text:list-item>
        <text:list-item>
          <text:p text:style-name="P1">Introduction trop petite</text:p>
        </text:list-item>
        <text:list-item>
          <text:p text:style-name="P1">specify the game at the beginning</text:p>
        </text:list-item>
        <text:list-item>
          <text:p text:style-name="P1">slide between deep blue and presentation, to anticipate the move, simulate a lot, too big so we use MCTS. Apply two optimization, MCTS and the other solution parallelization. To do this, apply this, say clearly. Spend time here.</text:p>
        </text:list-item>
        <text:list-item>
          <text:p text:style-name="P1">tell nb move deep blue mikail</text:p>
        </text:list-item>
        <text:list-item>
          <text:p text:style-name="P1">put numbers part</text:p>
        </text:list-item>
        <text:list-item>
          <text:p text:style-name="P3">put plan</text:p>
        </text:list-item>
        <text:list-item>
          <text:p text:style-name="P1">spend more time on MCTS search tree</text:p>
        </text:list-item>
        <text:list-item>
          <text:p text:style-name="P1">Which algo to use : show clearly what game to choose</text:p>
        </text:list-item>
        <text:list-item>
          <text:p text:style-name="P1">explain connections MC and MCTS links</text:p>
        </text:list-item>
        <text:list-item>
          <text:p text:style-name="P1">skip the formula MCTS</text:p>
        </text:list-item>
        <text:list-item>
          <text:p text:style-name="P1">Add color, uniform</text:p>
        </text:list-item>
        <text:list-item>
          <text:p text:style-name="P1">MCTS artificial intelligence, say what's people need to remmber, synthetise</text:p>
        </text:list-item>
        <text:list-item>
          <text:p text:style-name="P1">Connection to root parellization</text:p>
        </text:list-item>
        <text:list-item>
          <text:p text:style-name="P1">put small picture tree</text:p>
        </text:list-item>
        <text:list-item>
          <text:p text:style-name="P1">move the plannification to the end</text:p>
        </text:list-item>
        <text:list-item>
          <text:p text:style-name="P1">actor model dissociate philosophy and implementation Actor model diff CAF</text:p>
        </text:list-item>
        <text:list-item>
          <text:p text:style-name="P1">slide between actor and solution (baptiste)</text:p>
        </text:list-item>
        <text:list-item>
          <text:p text:style-name="P1">to much auster, put couleur in code to be better</text:p>
        </text:list-item>
        <text:list-item>
          <text:p text:style-name="P2">chess has been solve</text:p>
        </text:list-item>
      </text:list>
      <text:p text:style-name="P4">game iunsolved</text:p>
      <text:p text:style-name="P4">choose arimaa</text:p>
      <text:p text:style-name="P4">no computer can win</text:p>
      <text:p text:style-name="P4">so this is good</text:p>
      <text:p text:style-name="P4">the cutting edge MCTS algorithm</text:p>
      <text:p text:style-name="P4"/>
      <text:p text:style-name="P4">mettre la diapo de benoit en 2</text:p>
      <text:p text:style-name="P4">put plan Introduction, Algorithm, Parallelization</text:p>
      <text:p text:style-name="P4">find a friend</text:p>
      <text:list xml:id="list39265769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2-16T16:23:07.87</meta:creation-date>
    <dc:date>2014-12-16T19:09:51.60</dc:date>
    <dc:creator>Dan </dc:creator>
    <meta:editing-duration>PT1H59M15S</meta:editing-duration>
    <meta:editing-cycles>33</meta:editing-cycles>
    <meta:generator>OpenOffice/4.1.1$Win32 OpenOffice.org_project/411m6$Build-9775</meta:generator>
    <meta:document-statistic meta:table-count="0" meta:image-count="0" meta:object-count="0" meta:page-count="1" meta:paragraph-count="30" meta:word-count="208" meta:character-count="1114"/>
  </office:meta>
</office:document-meta>
</file>